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6" calcext:value-type="float">
            <text:p>16</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5" calcext:value-type="float">
            <text:p>15</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6" calcext:value-type="float">
            <text:p>16</text:p>
          </table:table-cell>
          <table:table-cell table:formula="of:=SUM([.B13:.I13])" office:value-type="float" office:value="317" calcext:value-type="float">
            <text:p>317</text:p>
          </table:table-cell>
          <table:table-cell table:formula="of:=SUM([.D13:.I13])" office:value-type="float" office:value="96" calcext:value-type="float">
            <text:p>9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6" calcext:value-type="float">
            <text:p>36</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50" calcext:value-type="float">
            <text:p>50</text:p>
          </table:table-cell>
          <table:table-cell table:formula="of:=SUM([.B14:.I14])" office:value-type="float" office:value="493" calcext:value-type="float">
            <text:p>493</text:p>
          </table:table-cell>
          <table:table-cell table:formula="of:=SUM([.D14:.I14])" office:value-type="float" office:value="234" calcext:value-type="float">
            <text:p>2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1.875" calcext:value-type="float">
            <text:p>1.8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33333333333333" calcext:value-type="float">
            <text:p>1.3333333333333</text:p>
          </table:table-cell>
          <table:table-cell table:formula="of:=SUM([.B17:.I17])" office:value-type="float" office:value="181.625" calcext:value-type="float">
            <text:p>181.625</text:p>
          </table:table-cell>
          <table:table-cell table:formula="of:=SUM([.D17:.I17])" office:value-type="float" office:value="8.625" calcext:value-type="float">
            <text:p>8.62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5" calcext:value-type="float">
            <text:p>4.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4.16666666666667" calcext:value-type="float">
            <text:p>4.1666666666667</text:p>
          </table:table-cell>
          <table:table-cell table:formula="of:=SUM([.B18:.I18])" office:value-type="float" office:value="223.041666666667" calcext:value-type="float">
            <text:p>223.041666666667</text:p>
          </table:table-cell>
          <table:table-cell table:formula="of:=SUM([.D18:.I18])" office:value-type="float" office:value="22.0416666666667" calcext:value-type="float">
            <text:p>22.041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4:41:08.6139327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7:22:43.619274710</dc:date>
    <meta:creation-date>2016-09-05T22:47:24Z</meta:creation-date>
    <meta:editing-cycles>1641</meta:editing-cycles>
    <meta:editing-duration>P34DT9H47M6S</meta:editing-duration>
    <meta:generator>LibreOffice/5.2.7.2$Linux_X86_64 LibreOffice_project/20m0$Build-2</meta:generator>
    <meta:document-statistic meta:table-count="4" meta:cell-count="4401" meta:object-count="0"/>
  </office:meta>
</office:document-meta>
</file>